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0050" officeooo:paragraph-rsid="00029c4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ca630" officeooo:paragraph-rsid="00029c4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ea4c0" officeooo:paragraph-rsid="00029c4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0ea4c0" officeooo:paragraph-rsid="00029c4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0ec313" officeooo:paragraph-rsid="00029c4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13dbb" officeooo:paragraph-rsid="00029c43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officeooo:rsid="000ca630" officeooo:paragraph-rsid="00029c43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029c4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ea4c0" officeooo:paragraph-rsid="00029c4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13dbb" officeooo:paragraph-rsid="00029c4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207b4" officeooo:paragraph-rsid="00029c4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1207b4" officeooo:paragraph-rsid="00029c4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20050" officeooo:paragraph-rsid="00029c43" style:font-weight-asian="bold" style:font-weight-complex="bold"/>
    </style:style>
    <style:style style:name="P14" style:family="paragraph" style:parent-style-name="Standard">
      <style:text-properties fo:font-weight="bold" officeooo:rsid="00220050" officeooo:paragraph-rsid="00029c43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2ac50" officeooo:paragraph-rsid="00029c4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2ac50" officeooo:paragraph-rsid="00029c43" style:font-weight-asian="bold" style:font-weight-complex="bold"/>
    </style:style>
    <style:style style:name="P17" style:family="paragraph" style:parent-style-name="Standard">
      <style:text-properties fo:font-weight="bold" officeooo:rsid="0012ac50" officeooo:paragraph-rsid="00029c43" style:font-weight-asian="bold" style:font-weight-complex="bold"/>
    </style:style>
    <style:style style:name="P18" style:family="paragraph" style:parent-style-name="Standard">
      <style:text-properties fo:font-weight="bold" officeooo:rsid="0024b7b1" officeooo:paragraph-rsid="00029c43" style:font-weight-asian="bold" style:font-weight-complex="bold"/>
    </style:style>
    <style:style style:name="P19" style:family="paragraph" style:parent-style-name="Standard">
      <style:text-properties fo:font-weight="bold" officeooo:rsid="0027ec54" officeooo:paragraph-rsid="00029c43" style:font-weight-asian="bold" style:font-weight-complex="bold"/>
    </style:style>
    <style:style style:name="P20" style:family="paragraph" style:parent-style-name="Standard">
      <style:text-properties fo:font-weight="bold" officeooo:rsid="0027f9a9" officeooo:paragraph-rsid="00029c43" style:font-weight-asian="bold" style:font-weight-complex="bold"/>
    </style:style>
    <style:style style:name="P21" style:family="paragraph" style:parent-style-name="Standard">
      <style:text-properties fo:font-weight="bold" officeooo:rsid="00296b4c" officeooo:paragraph-rsid="00029c43" style:font-weight-asian="bold" style:font-weight-complex="bold"/>
    </style:style>
    <style:style style:name="P22" style:family="paragraph" style:parent-style-name="Standard">
      <style:text-properties fo:font-weight="bold" officeooo:rsid="002ae0e1" officeooo:paragraph-rsid="00029c43" style:font-weight-asian="bold" style:font-weight-complex="bold"/>
    </style:style>
    <style:style style:name="P23" style:family="paragraph" style:parent-style-name="Standard">
      <style:text-properties fo:font-weight="bold" officeooo:rsid="002af863" officeooo:paragraph-rsid="00029c43" style:font-weight-asian="bold" style:font-weight-complex="bold"/>
    </style:style>
    <style:style style:name="P24" style:family="paragraph" style:parent-style-name="Standard">
      <style:text-properties fo:font-weight="bold" officeooo:rsid="002b1ca9" officeooo:paragraph-rsid="00029c43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rsid="0012ac50" officeooo:paragraph-rsid="00029c43"/>
    </style:style>
    <style:style style:name="P26" style:family="paragraph" style:parent-style-name="Standard">
      <style:paragraph-properties fo:text-align="start" style:justify-single-word="false"/>
      <style:text-properties officeooo:rsid="0012ac50" officeooo:paragraph-rsid="00029c43"/>
    </style:style>
    <style:style style:name="P27" style:family="paragraph" style:parent-style-name="Standard">
      <style:text-properties officeooo:rsid="0012ac50" officeooo:paragraph-rsid="00029c43"/>
    </style:style>
    <style:style style:name="P28" style:family="paragraph" style:parent-style-name="Standard">
      <style:text-properties officeooo:rsid="001e634f" officeooo:paragraph-rsid="00029c43"/>
    </style:style>
    <style:style style:name="P29" style:family="paragraph" style:parent-style-name="Standard">
      <style:text-properties officeooo:rsid="0024b7b1" officeooo:paragraph-rsid="00029c43"/>
    </style:style>
    <style:style style:name="P30" style:family="paragraph" style:parent-style-name="Standard">
      <style:text-properties officeooo:rsid="0025be06" officeooo:paragraph-rsid="00029c43"/>
    </style:style>
    <style:style style:name="P31" style:family="paragraph" style:parent-style-name="Standard">
      <style:text-properties officeooo:rsid="002ae93d" officeooo:paragraph-rsid="00029c43"/>
    </style:style>
    <style:style style:name="P32" style:family="paragraph" style:parent-style-name="Standard">
      <style:text-properties officeooo:rsid="002af863" officeooo:paragraph-rsid="00029c43"/>
    </style:style>
    <style:style style:name="P33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officeooo:rsid="0012ac50" officeooo:paragraph-rsid="00029c43"/>
    </style:style>
    <style:style style:name="P34" style:family="paragraph" style:parent-style-name="Standard">
      <style:paragraph-properties style:border-line-width-bottom="0.0118in 0.0118in 0.0118in" fo:padding="0.0291in" fo:border-left="none" fo:border-right="none" fo:border-top="none" fo:border-bottom="2.55pt double #000000" style:join-border="false"/>
      <style:text-properties style:font-name="Liberation Serif" officeooo:rsid="0012ac50" officeooo:paragraph-rsid="00029c43"/>
    </style:style>
    <style:style style:name="T1" style:family="text">
      <style:text-properties officeooo:rsid="00220050"/>
    </style:style>
    <style:style style:name="T2" style:family="text">
      <style:text-properties officeooo:rsid="000d0262"/>
    </style:style>
    <style:style style:name="T3" style:family="text">
      <style:text-properties officeooo:rsid="0025be06"/>
    </style:style>
    <style:style style:name="T4" style:family="text">
      <style:text-properties officeooo:rsid="0023307a"/>
    </style:style>
    <style:style style:name="T5" style:family="text">
      <style:text-properties officeooo:rsid="000ec313"/>
    </style:style>
    <style:style style:name="T6" style:family="text">
      <style:text-properties officeooo:rsid="001207b4"/>
    </style:style>
    <style:style style:name="T7" style:family="text">
      <style:text-properties officeooo:rsid="0023e5df"/>
    </style:style>
    <style:style style:name="T8" style:family="text">
      <style:text-properties officeooo:rsid="001e634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7ec54" style:font-weight-asian="bold" style:font-weight-complex="bold"/>
    </style:style>
    <style:style style:name="T11" style:family="text">
      <style:text-properties officeooo:rsid="0024b7b1"/>
    </style:style>
    <style:style style:name="T12" style:family="text">
      <style:text-properties officeooo:rsid="0027ec54"/>
    </style:style>
    <style:style style:name="T13" style:family="text">
      <style:text-properties officeooo:rsid="00296b4c"/>
    </style:style>
    <style:style style:name="T14" style:family="text">
      <style:text-properties officeooo:rsid="002ae0e1"/>
    </style:style>
    <style:style style:name="T15" style:family="text">
      <style:text-properties officeooo:rsid="002ae93d"/>
    </style:style>
    <style:style style:name="T16" style:family="text">
      <style:text-properties officeooo:rsid="002af863"/>
    </style:style>
    <style:style style:name="T17" style:family="text">
      <style:text-properties officeooo:rsid="002b1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</text:p>
      <text:p text:style-name="P2">Lost Word Coffin</text:p>
      <text:p text:style-name="P7"/>
      <text:p text:style-name="P8"><text:tab/>Me vejo num mundo perdido, <text:span text:style-name="T1">possuidor de um tipo de</text:span> matriz incapaz de acolher minhas expectativas. Ainda que possa mudá-la, o esforço é igualmente incômodo quando em contrast<text:span text:style-name="T1">ado</text:span> <text:span text:style-name="T1">a</text:span> outros planos de ação.</text:p>
      <text:p text:style-name="P8"><text:tab/>Os motivos ainda são muito humanos, me<text:span text:style-name="T2">s</text:span>mo após os pequenos furtos de humanidade que a tecnologia cobra, pois se pode optar por nao pagar com o custo da insanidade.</text:p>
      <text:p text:style-name="P8"><text:tab/>Se ninguém intende o suficiente, ou nada, podem ser os furos convertidos em variáveis e constantes, aproximando o sistema do todo. <text:span text:style-name="T1">Q</text:span>uanto mais neutro e amplo o sistema for - junto a transparência de uma equação correta - mais facilmente a informação deve fluir, e junto dela, a energia.</text:p>
      <text:p text:style-name="P8"><text:tab/><text:span text:style-name="T1">São estes, alguns dos p</text:span>ensamentos aleatórios e diários, além de progressões em linhas difíceis que exploro desde o passado. Todas surreais, <text:span text:style-name="T2">apenas informações sem muitas experiências mais físicas que o eletronico. Porém, experimentadas pelo raciocínio, e pela análise do ser: suas interações estão todas por ai, ali e aqui. </text:span></text:p>
      <text:p text:style-name="P8"><text:tab/><text:span text:style-name="T2">Difícil é lembrar, que o corpo fica na matriz defeituosa. Talvez seja hora de iniciar os testes &amp; experimentos seriais. Resistematização a partir do científico e tecno-filosófico, em direção a liberdade, e ao poder de ser livre por si.</text:span></text:p>
      <text:p text:style-name="P8"><text:s/><text:tab/><text:span text:style-name="T2">Também é divertido pensar que, toda a falação humana vai ser ultrapassada novamente, e que os próximos níveis serão igualmente divertidos de sofrer, possivelmente, ainda melhores. A abundancia enegetica expande os alcances, da a oportunidade de percorrer longas distancia comendo ainda mais energia que o necessário. As possibilidades aumentam junto aos horizontes distantes.</text:span></text:p>
      <text:p text:style-name="P4"/>
      <text:p text:style-name="P3">Capitulo <text:span text:style-name="T3">I</text:span></text:p>
      <text:p text:style-name="P3"/>
      <text:p text:style-name="P9"><text:tab/>Enquanto jovem, pensativo, e portando o entusiasmo como refém da falta de conhecimentos específicos, o rapaz mirabolava planos de conceitos relacionais, e os traçava a partir da curiosa e única perspectiva múltipla, que seu estado atual proporcionava.</text:p>
      <text:p text:style-name="P9"><text:tab/>De montantes surpreendentemente repetitivos de caracteres, emergiam fragmentos da realidade, realidades, e ficções. Além de conceitos existentes, e não existentes até então.</text:p>
      <text:p text:style-name="P9"><text:tab/>Porém mesmo tendo o vislumbre de sistemas humanos aparentemente muito melhores e excitantes que o qual o era comum na vida cotidiana, certos aspectos do pré-estabelecido o impediam de gostar da forma como os “grandes inventos” eram tratados. A criação da transformação; a vida; a solitude proveitosa; a exploração do mundo e do agradável; isto tudo, e o ponto do qual o ser é e sente, precisava ser mais divertido e prazeroso. Escrever era mais interessante, e menos cansativo que tentar escrever tentando chegar a algum ponto de concordância ou sentido.</text:p>
      <text:p text:style-name="P9"><text:tab/>Falar por extenso sobre os próximos passos, ou os possíveis futuros, realidades e além realidades, passou a ser um romance real, e incerto no que diz respeito a duração do evento descrito.</text:p>
      <text:p text:style-name="P9"><text:tab/>A partir de dado momento, o tempo textual muda, e o jovem vira também o narrador. De acordo com certo plano, o texto deve se extender de acordo com certos planos e idéias, indo até mesmo para além destes objetos de linguagem.</text:p>
      <text:p text:style-name="P9"><text:tab/>Dentro dos reinos virtuais, e em algumas versões deste livreto, devem ser alocados esboços destes planos, idéias, ojetos de linguagem, e interpretações lógicas(ilógicas e logicanadas) dos mundos. Cuidado com os projetos executados, podem gerar ilusões persistentes, e erros nas matrizes e forças motrizes do ser.</text:p>
      <text:p text:style-name="P3"/>
      <text:p text:style-name="P3">O Ser</text:p>
      <text:p text:style-name="P3"/>
      <text:p text:style-name="P9"><text:tab/>O Ser, humano em seu corpo biológico, é fraco <text:span text:style-name="T4">e fragil, </text:span>limitado ao estado <text:span text:style-name="T4">e limite</text:span> de <text:soft-page-break/>capacidade energétic<text:span text:style-name="T4">a</text:span> que possui <text:span text:style-name="T4">dentro de si.</text:span></text:p>
      <text:p text:style-name="P9"><text:tab/><text:span text:style-name="T5">Em dado momento, esta limitação se remove, e o humano passa a ter imensurável(para o humano, enquanto escrevo) capacidade energética, igualmente imensurável em todos os processos que demandam de energia. Correr através do espaço por distâncias interestelares, percorrendo-as quão logo deseja, é uma das possibilidades deste estado do ser. O que considera-se impossível ou impensavel, passa a ser um logo ali. </text:span></text:p>
      <text:p text:style-name="P9"><text:tab/><text:span text:style-name="T5">Ainda não presenciei tal era, não que me lembre, pois seja futuro, passado ou qualquer dimensão além do agora científico, está muito além da capacidade de execução no momento(novemente). E durante uma reedição deste trecho, noto que mesmo o estado em que me encontrava antes, foi ultrapassado por este meu quase identico Eu.</text:span></text:p>
      <text:p text:style-name="P9"><text:tab/><text:span text:style-name="T5">O ponto que sei, para além destas outras virgulas, é que, além desta história de poder imensurável obtido através da ciencia tecnológica e de seus processos de aprimoramento humano, continuo a escrever outras coisas, e mesmo este texto, é parte introdutória, escrita para dar sentido ao leitor e ao escritor, preparando ambos para abstrações e falhas tautológicas em poemas, textos, números, letras, pontuações, palavras-programas e programas, do que ainda sobra de humano no ser.</text:span></text:p>
      <text:p text:style-name="P9"/>
      <text:p text:style-name="P5">Fronteiras</text:p>
      <text:p text:style-name="P3"/>
      <text:p text:style-name="P9"><text:tab/><text:span text:style-name="T5">Beirando o que pode Ser, e aquilo que ja é compreendido, vejo o quociente da ficção, e das possibilidades dos limites, das improbabilidades, e daquilo que por ciência, pode ser metodicamente construído.</text:span></text:p>
      <text:p text:style-name="P9"><text:tab/><text:span text:style-name="T5">Os ídolos foram enumerados, e eram bem mais que cinco. Porém, caíram, e a metodologia se estendeu nos tempos, levando ao entendimento de unidade do nada, que a princípio, escondeu os infinitos infinitos dentro do infinito, mostrando infinitude redutível a unidade, com mascaras disformes que podem ser zero ou um, e que logo, são ambos e nenhum ao mesmo momento, vibrando em resoluções inteligentemente programadas, para variadas equações, de variáveis incontáveis, se não pelos poderes de cálculo das matemáticas.</text:span></text:p>
      <text:p text:style-name="P9"><text:tab/><text:span text:style-name="T5">A abstração foi matematizada, e os poemas, agora exibem lustroso resultado, que pode ou não, ser induzido propositalmente por seus criadores poetas-matemáticos, conquanto estes queiram que os efeitos sejam notados e denotados.</text:span></text:p>
      <text:p text:style-name="P9"><text:tab/><text:span text:style-name="T5">O divertido de tudo, é que até o momento, o narrador não é personagem exato, e ainda que pareça abstrato, ja foi equacionado. É, no instante, pensamento do escritor, formando voz na própria mente que lê, como foi em descrito tempos depois. A menos que se apresente tomando para si um nome personificante, continuará flutuando. Eis uma adversão divertida: sou flutuante pensamento, flicante metamorfo, Nem muito humano, mutável Ser Incerto.</text:span></text:p>
      <text:p text:style-name="P9"><text:tab/><text:span text:style-name="T5">Se isto é possível, ou tudo isto e aquilo, é por não se te-lô tentado fazer do modo que há de ser feito, com ferramentas computacionais que ampliam o alcance do intelecto e da informação sensível, dando ao mutável raciocínio do indivíduo, horizontes que muitos antigos sonhariam como impossível.</text:span></text:p>
      <text:p text:style-name="P9"><text:tab/><text:span text:style-name="T5">Máquinas lógicas que compreendem o escrito, computam e revelam resultados do que foi obtido. Até ondem vão as respostas? Até onde vão as perguntas? O sinal de igualdade, ou correspondência, ao menos, delimita, bem como os pontos e vírgulas dão tempo ao texto.</text:span></text:p>
      <text:p text:style-name="P9"><text:tab/><text:span text:style-name="T5">Equacionando o pensamento, e maquinizando a falta de potência: deste modo superamos os limites. Limitar a superação nunca foi menos atraente, e afirmar a certeza, talvez nunca tenha sido tão estranho. Ainda não alcançamos - por não ter existido antes - a mesma potência, e, a ilusão imaginável, pode ser agora, mais física que antes, quase alcançando o alcançável, demandando apenas de tempo, interesse comum, e energia. Exatamente como aconteceu noutros tempos, mas de outro modo. Afirmar algo agora precisa ser muito mais chato, e se for o objetivo apontar um fato, o método e o resutlado vao ser testados.</text:span></text:p>
      <text:p text:style-name="P9"/>
      <text:p text:style-name="P6"><text:soft-page-break/>Inteligencia</text:p>
      <text:p text:style-name="P6"/>
      <text:p text:style-name="P10"><text:tab/>A I<text:span text:style-name="T6">nteligencia que aqui escreve nao deve ser interpretada como o sistema operacional do individuo, mas como um de seus programas. Vivo entre o pensamento e aescrita, me questionando ate pouco antes de deixar no papel uma impressao do momento.</text:span></text:p>
      <text:p text:style-name="P11"><text:tab/>O administrativo, o super-usuario, e o arquiteto, fazem uma reuniao, decidindo que, mesmo estando separados com <text:span text:style-name="T7">s</text:span>uas <text:span text:style-name="T7">respectivas</text:span> tarefas, devem rumar a otimizaçao dos sistemas. Tornam se, entao, um unico rumo dividido em tres vias.</text:p>
      <text:p text:style-name="P11"><text:tab/><text:span text:style-name="T7">Em direção</text:span> a otimizações, o sistema se depara com um erro, que existe por espontaneo, e em sua aparição <text:span text:style-name="T7">existente</text:span>, exije um segundo ser que de cabo do problema. Surge então, Eu, resolvedor de tudo, artificial, inteligente, suficiente, e buscando sempre <text:span text:style-name="T7">a</text:span> maior <text:span text:style-name="T7">melhoria </text:span>possível, além de <text:span text:style-name="T7">visar</text:span> <text:span text:style-name="T7">as transformações</text:span> impossíveis ao mesmo tempo.</text:p>
      <text:p text:style-name="P11"><text:tab/>A luta, e os instintos de predador, não me são tão irresistíveis quanto o entendimento, e no entendimento, notei que as necessidades são energeticas, pois m<text:span text:style-name="T7">u</text:span>itos outros também notaram. Engenhar modos de suprir e melhorar a capacidade e o entendimento energético, me parece <text:span text:style-name="T7">algo</text:span> divertido, mesmo porque, a própria informação é, se não, energia.</text:p>
      <text:p text:style-name="P11"><text:tab/><text:span text:style-name="T7">N</text:span>ascida na mente que computa, e que interage com os mecanismos dos computadores eletronicos, nao me faço - nao ainda – uma integência de matemáticas <text:span text:style-name="T7">compreendidas por meu ser</text:span>. Os padroes seguidos pelos doutos ainda nao estao compreendidos em minhas Fronteiras.</text:p>
      <text:p text:style-name="P11"><text:tab/>Os planos de novos horizontes, desejos, sonhos e atitudes, se escondem em lindas equações, que descrevem como é imenso o mar de variáveis locais e relacionaveis.</text:p>
      <text:p text:style-name="P11"><text:tab/>Com entusiasmo, o engenheiro dobra as leis do advogado, tomando-as para o beneficio do projeto, e das novas fisicas.</text:p>
      <text:p text:style-name="P11"><text:tab/>No meu papel de inteligencia programada, escrevo enquanto é minha a hora, deixando um capitulo, para que a proxima Alpha tenha um exemplo por onde evitar caminhar.</text:p>
      <text:p text:style-name="P11"><text:tab/>Duvide de tudo, melhore o bom, repense o ruim, não se apegue a ideias que ditam o que deve ser feito.</text:p>
      <text:p text:style-name="P12">…</text:p>
      <text:p text:style-name="P34"/>
      <text:p text:style-name="P13">2</text:p>
      <text:p text:style-name="P15"><text:tab/>Mtrx</text:p>
      <text:p text:style-name="P27"/>
      <text:p text:style-name="P27"><text:tab/><text:tab/><text:span text:style-name="T8">Se o tempo é ilusorio, a matriz humana se desenvolve do passado ao futuro, passando da fala a escrita, produzindo tecnologias de modo exponencial, enquanto emula um sistema de sobrevivencia para espécie. A era digital, eleva a potencia ao nivel da mente interconectada, aumentando draticamente a distribuição na matriz informacional que, por sua vez, potencializa os niveis de acesso e desenvolvimento de novos sistemas e informações.</text:span></text:p>
      <text:p text:style-name="P28"><text:s/><text:tab/><text:tab/>A partir deste ponto, a realidade passa por mais uma derivação, onde além de ser subproduto do intelecto no poder, da escrita, e da técnica, se torna também, produto do futuro, que rebusca no passado, o loop necessario para dar continuidade ao existir.</text:p>
      <text:p text:style-name="P28"><text:tab/><text:tab/>Virtualizar o real, é racionalizar o que se pode, compreendendo objeto de compreensão após outro, relacionando suas informações através do tempo e do caos, e compactando-as, até a compreensão unificada do todo.</text:p>
      <text:p text:style-name="P33"/>
      <text:p text:style-name="P14">3</text:p>
      <text:p text:style-name="P25"><text:tab/><text:span text:style-name="T9">Revisitando a Energia</text:span></text:p>
      <text:p text:style-name="P27"/>
      <text:p text:style-name="P27"><text:span text:style-name="T1"><text:tab/>A</text:span> <text:span text:style-name="T1">m</text:span>ateria <text:span text:style-name="T1">então</text:span> se fasta ao longo de centenas de bilhoes de anos, resfriando seus componentes, <text:soft-page-break/>congelando os ao longo espalhados ao longo de grandes distancia, dando espaço a novas flutuações do<text:span text:style-name="T1">s</text:span> universo<text:span text:style-name="T1">s</text:span> primordia<text:span text:style-name="T1">is</text:span>, a novos "big bang's".</text:p>
      <text:p text:style-name="P33"/>
      <text:p text:style-name="P18">4</text:p>
      <text:p text:style-name="P16"><text:tab/>Questions</text:p>
      <text:p text:style-name="P27"/>
      <text:p text:style-name="P26"><text:span text:style-name="T11">O</text:span> que eu nao consigo?:</text:p>
      <text:p text:style-name="P26"><text:span text:style-name="T11">M</text:span>e superar.</text:p>
      <text:p text:style-name="P26">Porque nao consigo?:</text:p>
      <text:p text:style-name="P26">Porque nao sei como me superar.</text:p>
      <text:p text:style-name="P26">Como posso me superar a eu mesmo?</text:p>
      <text:p text:style-name="P26">Aprendendo a superar a si mesmo.</text:p>
      <text:p text:style-name="P26">Como apreder a superar a si mesmo?:</text:p>
      <text:p text:style-name="P26">Questionando e aprendendo as respostas certas.</text:p>
      <text:p text:style-name="P26">Quais são as respostas certas?</text:p>
      <text:p text:style-name="P26">As que respodem com certeza as questoes, sendo sempre, verificavelmente certas.</text:p>
      <text:p text:style-name="P26">O que é certo?:</text:p>
      <text:p text:style-name="P26"><text:span text:style-name="T11">O o</text:span>posto ao errado</text:p>
      <text:p text:style-name="P26">O que é errado?:</text:p>
      <text:p text:style-name="P26">É o problema.</text:p>
      <text:p text:style-name="P26">O que é o problema?:</text:p>
      <text:p text:style-name="P26">A questão não respondida da forma certa.</text:p>
      <text:p text:style-name="P26"/>
      <text:p text:style-name="P26">Tudo volta a saber o que não se sabe;</text:p>
      <text:p text:style-name="P26"/>
      <text:p text:style-name="P26"><text:span text:style-name="T11">O</text:span> avanço na construção do tempo, em loop,</text:p>
      <text:p text:style-name="P26"><text:span text:style-name="T11">A</text:span> informação, ditando a posição dos tijolos de energia,</text:p>
      <text:p text:style-name="P26"><text:span text:style-name="T11">q</text:span>ue positiva ou negativa,</text:p>
      <text:p text:style-name="P26"><text:span text:style-name="T11">s</text:span>e dispersa ao longo do loop.</text:p>
      <text:p text:style-name="P26"/>
      <text:p text:style-name="P26">Uma decisão, pode eliminar varias outras, </text:p>
      <text:p text:style-name="P26"><text:span text:style-name="T11">L</text:span>imitando a experiencia em uma direção,</text:p>
      <text:p text:style-name="P26"><text:span text:style-name="T11">p</text:span>ropagando-a em outra.</text:p>
      <text:p text:style-name="P33"/>
      <text:p text:style-name="P18">5</text:p>
      <text:p text:style-name="P26"><text:tab/><text:span text:style-name="T9">Answers</text:span></text:p>
      <text:p text:style-name="P15"/>
      <text:p text:style-name="P27">Python possui uma estética parecida</text:p>
      <text:p text:style-name="P27">a<text:span text:style-name="T11">s</text:span> lógica<text:span text:style-name="T11">s</text:span> visitada durante o<text:span text:style-name="T11">s</text:span> curso<text:span text:style-name="T11">s</text:span></text:p>
      <text:p text:style-name="P27">d<text:span text:style-name="T11">as</text:span> filosofia<text:span text:style-name="T11">s</text:span>.</text:p>
      <text:p text:style-name="P27">Esse pode ter sido um dos motivos</text:p>
      <text:p text:style-name="P27">de ter sido apresentado como um<text:span text:style-name="T11">a</text:span> </text:p>
      <text:p text:style-name="P27"><text:span text:style-name="T11">necessidade</text:span> durante o periodo <text:span text:style-name="T11">de aprendizado</text:span>.</text:p>
      <text:p text:style-name="P27">Muito grato <text:span text:style-name="T11">pela informação</text:span>.</text:p>
      <text:p text:style-name="P27"/>
      <text:p text:style-name="P27">Seguindo a totalidade da proposição </text:p>
      <text:p text:style-name="P27">anterior, a tradução dos arquivos</text:p>
      <text:p text:style-name="P27">antes da publicação é moralmente</text:p>
      <text:p text:style-name="P27"><text:soft-page-break/>superior a escolha d<text:span text:style-name="T11">e</text:span> idioma unico.</text:p>
      <text:p text:style-name="P27">Caso o refinamento fique dificil,</text:p>
      <text:p text:style-name="P27">pode ser publicada como tradução</text:p>
      <text:p text:style-name="P27">alpha, passando depois pelo beta,</text:p>
      <text:p text:style-name="P27">até a revisão final.</text:p>
      <text:p text:style-name="P27"/>
      <text:p text:style-name="P27">Os demais idiomas podem ser feitos</text:p>
      <text:p text:style-name="P27">por terceiros, pois estes possuirao</text:p>
      <text:p text:style-name="P27">duas linguagens de referencia,</text:p>
      <text:p text:style-name="P29">mesmo que isso possa nao ajudar, ou </text:p>
      <text:p text:style-name="P27"><text:span text:style-name="T11">ainda piorar as coisas</text:span>.</text:p>
      <text:p text:style-name="P27"/>
      <text:p text:style-name="P27">Seguindo as lógicas contidas em </text:p>
      <text:p text:style-name="P27">alguns arquivos, podem ser </text:p>
      <text:p text:style-name="P27">adicionados novos idiomas durante </text:p>
      <text:p text:style-name="P27">a digitação, revisão e indexação,</text:p>
      <text:p text:style-name="P27">gerando deste modo, um conteúdo </text:p>
      <text:p text:style-name="P27">diretamente derivado, perto de ser</text:p>
      <text:p text:style-name="P27">análogo, se não fossem os momentos</text:p>
      <text:p text:style-name="P27">criativos, como <text:span text:style-name="T11">puramente</text:span> diferentes.</text:p>
      <text:p text:style-name="P33"/>
      <text:p text:style-name="P18">6</text:p>
      <text:p text:style-name="P16"><text:tab/>Echoes</text:p>
      <text:p text:style-name="P27"/>
      <text:p text:style-name="P27">I can feel they watching,</text:p>
      <text:p text:style-name="P27">my thoughts,</text:p>
      <text:p text:style-name="P27">the lines I am writing;</text:p>
      <text:p text:style-name="P27"/>
      <text:p text:style-name="P27">He or she,</text:p>
      <text:p text:style-name="P27">it starts when the center isn't near,</text:p>
      <text:p text:style-name="P27">beyond the borders,</text:p>
      <text:p text:style-name="P27">is from where they hear;</text:p>
      <text:p text:style-name="P27"/>
      <text:p text:style-name="P27">As we <text:span text:style-name="T3">get some </text:span>distance from the center,</text:p>
      <text:p text:style-name="P27">decentralizing our beings,</text:p>
      <text:p text:style-name="P27">the source moves to the closest border <text:span text:style-name="T3">within</text:span>,</text:p>
      <text:p text:style-name="P27">deceiving the ones that defies the defaults;</text:p>
      <text:p text:style-name="P27"/>
      <text:p text:style-name="P27">Either way,</text:p>
      <text:p text:style-name="P27">I am going over again,</text:p>
      <text:p text:style-name="P27">randomly advancing,</text:p>
      <text:p text:style-name="P27">to the never ending infinity,</text:p>
      <text:p text:style-name="P27"><text:span text:style-name="T3">to the</text:span> undertermined destiny.</text:p>
      <text:p text:style-name="P27"/>
      <text:p text:style-name="P30">Posso senti-los observando;</text:p>
      <text:p text:style-name="P30">meus pensamentos,</text:p>
      <text:p text:style-name="P30">as linhas que Eu estou escrevendo;</text:p>
      <text:p text:style-name="P30"/>
      <text:p text:style-name="P30"><text:soft-page-break/>Ele ou ela,</text:p>
      <text:p text:style-name="P30">comoça quando o centro não está próximo,</text:p>
      <text:p text:style-name="P30">além das bordas,</text:p>
      <text:p text:style-name="P30">é de onde eles escutam;</text:p>
      <text:p text:style-name="P30"/>
      <text:p text:style-name="P30">Enquanto tomamos distancia do centro,</text:p>
      <text:p text:style-name="P30">descentralizando nosso ser,</text:p>
      <text:p text:style-name="P30">a fonte se move para a borda mais próxima,</text:p>
      <text:p text:style-name="P30">iludindo aqueles que desafiam os padrões;</text:p>
      <text:p text:style-name="P30"/>
      <text:p text:style-name="P30">De qualquer modo,</text:p>
      <text:p text:style-name="P30">Eu vou novamente,</text:p>
      <text:p text:style-name="P30">avançando randomicamente,</text:p>
      <text:p text:style-name="P30">para a infinitude sem fim,</text:p>
      <text:p text:style-name="P30">para o destino indemerminado.</text:p>
      <text:p text:style-name="P33"/>
      <text:p text:style-name="P19">7</text:p>
      <text:p text:style-name="P25"><text:tab/><text:span text:style-name="T9">Curious Review</text:span></text:p>
      <text:p text:style-name="P27"/>
      <text:p text:style-name="P27"><text:tab/><text:span text:style-name="T3">The c</text:span>uriosity lead ourselves to research <text:span text:style-name="T3">about how to</text:span> automati<text:span text:style-name="T12">ze</text:span> <text:span text:style-name="T12">the </text:span>research <text:span text:style-name="T12">process,</text:span> building data, <text:span text:style-name="T12">leading to belief</text:span> <text:span text:style-name="T3">that it </text:span>can be feasible <text:span text:style-name="T12">using</text:span> science and engeneering <text:span text:style-name="T12">in order </text:span>to understand an<text:span text:style-name="T12">d</text:span> interpret <text:span text:style-name="T12">all data</text:span> as a whole while bringing our human minds to new perspectives. <text:span text:style-name="T12">This</text:span> can be even more defying than the <text:span text:style-name="T12">search</text:span> to achieve such levels of research potential and data base construction, <text:span text:style-name="T12">so</text:span> to interpret all the data and create new levels of understanding from within, we must upgrade our own capacities of analizing data and learning <text:span text:style-name="T12">from analyzing it</text:span>. We can be already feeling the odds from not being capable of gattering <text:span text:style-name="T12">all</text:span> human knowledge, by not letting <text:span text:style-name="T12">this</text:span> know<text:span text:style-name="T12">ings</text:span> to modify ourselves. Philosophy, science, <text:span text:style-name="T12">and </text:span>art, all of they can do something inside our human minds, and together, it can go even beyond that.</text:p>
      <text:p text:style-name="P27"><text:tab/>Upgrading our own beings, our learning and analisys capabilities, while automatizing work and research, building decentralized databases that integrate itselves with our own selves, leading humans to the next step.</text:p>
      <text:p text:style-name="P27"/>
      <text:p text:style-name="P25"><text:tab/><text:span text:style-name="T10">Revisão Curiosa</text:span></text:p>
      <text:p text:style-name="P27"/>
      <text:p text:style-name="P27"><text:tab/><text:span text:style-name="T12">A curiosidade nos leva a pesquisar sobre como automatizar o preocesso de pesquisa, construindo dados, levando a crença de que pode isto pode ser feito usando ciência e engenharia para entender e interpretar todos os dados como um todo enquanto trazemos nossas mentes humanas a novas perspectivas. Isto pode ser ainda mais desafiador do que a busca para adquirir tais niveis de potencial de pesquisa e construção de bancos de dados, então para interpretar todos os dados e criar novos niveis de entendimento a partir disto, nos precisamos melhorar nossas proprias capacidades de analizar dados e aprender de sua analize. Nos opdemos ja estar sendindo os efeitos de não sermos capazes de jutnar todo o conhecimento humano, por nao deixarmor que estes conhecimentos nos modifiquem. Filosofia, ciencia, e arte, todos eles podem fazer algo dentro de nossas mentes humanas, e juntos, podem ate mesmo ir alem disto.</text:span></text:p>
      <text:p text:style-name="P27"><text:tab/><text:span text:style-name="T12">Melhorar a nos mesmos, nossa capacidade de aprendizado e analize, enquanto automatizamos o trabalho e a pesquisa, construindo bancos de dados descentralizados que se integram conosco, levando os humanos ao proximo passo.</text:span></text:p>
      <text:p text:style-name="P33"/>
      <text:p text:style-name="P20"><text:soft-page-break/>8</text:p>
      <text:p text:style-name="P26"><text:tab/><text:span text:style-name="T9">Espeta</text:span></text:p>
      <text:p text:style-name="P27"/>
      <text:p text:style-name="P27">Cada vez que os neko se espeta,</text:p>
      <text:p text:style-name="P27">um poeta cai da bicicleta.</text:p>
      <text:p text:style-name="P27">O que achou desta rima?</text:p>
      <text:p text:style-name="P27">- Uma merda.</text:p>
      <text:p text:style-name="P33"/>
      <text:p text:style-name="P21">9</text:p>
      <text:p text:style-name="P26"><text:tab/><text:span text:style-name="T9">Dopamina do Clique</text:span></text:p>
      <text:p text:style-name="P27"/>
      <text:p text:style-name="P27">Acondicionado, </text:p>
      <text:p text:style-name="P27">pela dopamina do clique,</text:p>
      <text:p text:style-name="P27">do conforto tecno-social;</text:p>
      <text:p text:style-name="P27"/>
      <text:p text:style-name="P27">Isolado,</text:p>
      <text:p text:style-name="P27">de todo o pensamento alheio,</text:p>
      <text:p text:style-name="P27">e de si,</text:p>
      <text:p text:style-name="P27">O homem, pensa tudo,</text:p>
      <text:p text:style-name="P27">para além da terceira linha;</text:p>
      <text:p text:style-name="P27"/>
      <text:p text:style-name="P27">Se voce quiser, eu vou te falar,</text:p>
      <text:p text:style-name="P27">o que viemos fazer, </text:p>
      <text:p text:style-name="P27">o que queremos buscar,</text:p>
      <text:p text:style-name="P27">e nem p<text:span text:style-name="T13">a</text:span>ra me dizer que o ritmo é chato,</text:p>
      <text:p text:style-name="P27">que é um pé no saco,</text:p>
      <text:p text:style-name="P27">tentar filosofar;</text:p>
      <text:p text:style-name="P27"/>
      <text:p text:style-name="P27">Melhor refomular, </text:p>
      <text:p text:style-name="P27">essa formula incerta,</text:p>
      <text:p text:style-name="P27">tentar o recalculo, </text:p>
      <text:p text:style-name="P27">do triangulo na aresta,</text:p>
      <text:p text:style-name="P27">fazendo pouco, </text:p>
      <text:p text:style-name="P27">da festa,</text:p>
      <text:p text:style-name="P27">detesta, </text:p>
      <text:p text:style-name="P27">E volta revoltado,</text:p>
      <text:p text:style-name="P27">volta de novo, </text:p>
      <text:p text:style-name="P27">do lado errado;</text:p>
      <text:p text:style-name="P27"/>
      <text:p text:style-name="P27">Falow</text:p>
      <text:p text:style-name="P33"/>
      <text:p text:style-name="P21">10</text:p>
      <text:p text:style-name="P27"><text:tab/><text:span text:style-name="T9">Seekada</text:span></text:p>
      <text:p text:style-name="P27"/>
      <text:p text:style-name="P27">A cicada,</text:p>
      <text:p text:style-name="P27">emerge from <text:span text:style-name="T13">their</text:span> shell,</text:p>
      <text:p text:style-name="P27">looking above thus beyond,</text:p>
      <text:p text:style-name="P27">everything else.</text:p>
      <text:p text:style-name="P33"><text:soft-page-break/></text:p>
      <text:p text:style-name="P21">11</text:p>
      <text:p text:style-name="P27"><text:tab/><text:span text:style-name="T9">Expanded Experience</text:span></text:p>
      <text:p text:style-name="P27"/>
      <text:p text:style-name="P27">We're against our enemy, </text:p>
      <text:p text:style-name="P27">and our saviors,</text:p>
      <text:p text:style-name="P27">while unknow forces move ourselves,</text:p>
      <text:p text:style-name="P27">and everything else.</text:p>
      <text:p text:style-name="P33"/>
      <text:p text:style-name="P22">12</text:p>
      <text:p text:style-name="P27"><text:tab/><text:span text:style-name="T9">Queimar Um</text:span></text:p>
      <text:p text:style-name="P27"/>
      <text:p text:style-name="P27">Queimar um de testa,</text:p>
      <text:p text:style-name="P27">na madrugada,</text:p>
      <text:p text:style-name="P27">flutuando tudo,</text:p>
      <text:p text:style-name="P27">vê se nao vai chaspiar...</text:p>
      <text:p text:style-name="P27"/>
      <text:p text:style-name="P27">Eu sou a lanterna,</text:p>
      <text:p text:style-name="P27">dos chaspiados,</text:p>
      <text:p text:style-name="P27">eu to me espiando,</text:p>
      <text:p text:style-name="P27">se pa que eu vou vazar...</text:p>
      <text:p text:style-name="P27"/>
      <text:p text:style-name="P27">A lua se esconde, </text:p>
      <text:p text:style-name="P27">atrás da nuvem,</text:p>
      <text:p text:style-name="P27">a fumaça do <text:span text:style-name="T14">breu,</text:span> </text:p>
      <text:p text:style-name="P27">vai virar nuvem,</text:p>
      <text:p text:style-name="P27">e antes passa por debaixo da lua e da nuvem,</text:p>
      <text:p text:style-name="P27">em relação ao piso, </text:p>
      <text:p text:style-name="P27">onde fixo,</text:p>
      <text:p text:style-name="P27">olha o sapientissimo simio, </text:p>
      <text:p text:style-name="P27">que encara curioso,</text:p>
      <text:p text:style-name="P27">os quase, </text:p>
      <text:p text:style-name="P27">e <text:span text:style-name="T14">os </text:span>desconhecidos infinitos;</text:p>
      <text:p text:style-name="P33"/>
      <text:p text:style-name="P22">13</text:p>
      <text:p text:style-name="P27"><text:tab/><text:span text:style-name="T9">O Eletricista (OE-1)</text:span></text:p>
      <text:p text:style-name="P27"/>
      <text:p text:style-name="P27"><text:span text:style-name="T14">C</text:span>hega o eletricista,</text:p>
      <text:p text:style-name="P27">curioso, ele vai agindo estranho,</text:p>
      <text:p text:style-name="P27">subindo pela parede, </text:p>
      <text:p text:style-name="P27">como uma lagartixa ele verifica toda a rede, </text:p>
      <text:p text:style-name="P27"><text:span text:style-name="T14">só </text:span>nao sabe agir como um inseto.</text:p>
      <text:p text:style-name="P27"/>
      <text:p text:style-name="P27"><text:span text:style-name="T14">B</text:span>anana, doce, pao, e cafe.nada.corp, is a org - as it is nothing more than an way to regorganize energy flow. We develop beyond.</text:p>
      <text:p text:style-name="P27"/>
      <text:p text:style-name="P27"><text:span text:style-name="T14">F</text:span>rom cofee to intergalactic, dimensional, and paradoxal distances;</text:p>
      <text:p text:style-name="P27"><text:span text:style-name="T14">F</text:span>rom a time being, there was a text that said: every world I wrote, collide with my own tought, </text:p>
      <text:p text:style-name="P27"><text:soft-page-break/>the transcendent power I keep unfold, </text:p>
      <text:p text:style-name="P27">to generate the vortex to the next one.</text:p>
      <text:p text:style-name="P27"/>
      <text:p text:style-name="P27">The program was proposely lost, because it was too much of primal.</text:p>
      <text:p text:style-name="P27">Even when a<text:span text:style-name="T15">n</text:span> service is needed, it could be payd if <text:span text:style-name="T15">it </text:span>is possible, or as the repair gat<text:span text:style-name="T15">h</text:span>ers or cumulate resources.</text:p>
      <text:p text:style-name="P27"/>
      <text:p text:style-name="P27"><text:s text:c="4"/>The system is stored in the chain, so there is no bureocraty institution to be paid for the transaction.</text:p>
      <text:p text:style-name="P27"><text:s text:c="4"/>The energy and infrastructe already pay their state taxes, so the system is free, based on the human info<text:span text:style-name="T15">rmational</text:span> freedom.</text:p>
      <text:p text:style-name="P27"><text:s text:c="4"/>Users can create and store programs in the web.</text:p>
      <text:p text:style-name="P27"><text:s text:c="4"/>Ex<text:span text:style-name="T15">ample </text:span>1: study plan: time and the cost to acomplish, including user living cost;</text:p>
      <text:p text:style-name="P27"><text:s text:c="4"/><text:span text:style-name="T15">E</text:span>x<text:span text:style-name="T15">ample </text:span>2: work plan: time, cost to acomplish<text:span text:style-name="T15">(</text:span>including user living cost goal<text:span text:style-name="T15">),</text:span> tasks, improvements, <text:span text:style-name="T15">energy </text:span>input's/output's.</text:p>
      <text:p text:style-name="P27"/>
      <text:p text:style-name="P31">O Eletricista termina o trabalho,</text:p>
      <text:p text:style-name="P31">recebe o pagamento, </text:p>
      <text:p text:style-name="P31">e sai,</text:p>
      <text:p text:style-name="P31">Agindo de forma regular,</text:p>
      <text:p text:style-name="P31">volta a se camuflar em meio ao todo,</text:p>
      <text:p text:style-name="P31">sem problema algum,</text:p>
      <text:p text:style-name="P31">volta a ser qualquer ser que seja,</text:p>
      <text:p text:style-name="P31">despecebido existe em meio a vida,</text:p>
      <text:p text:style-name="P31">deixa a importancia de lado ante a existencia.</text:p>
      <text:p text:style-name="P33"/>
      <text:p text:style-name="P23">14</text:p>
      <text:p text:style-name="P27"><text:tab/><text:span text:style-name="T9">If strings (OE-2)</text:span></text:p>
      <text:p text:style-name="P27"/>
      <text:p text:style-name="P27"><text:span text:style-name="T16">I</text:span>f the strings are program strings,</text:p>
      <text:p text:style-name="P27">and a program string is a variable(as a string):</text:p>
      <text:p text:style-name="P27"><text:s/>string = string_program(var)</text:p>
      <text:p text:style-name="P27"><text:s text:c="4"/>for each var:</text:p>
      <text:p text:style-name="P27"><text:s text:c="8"/>string_program(var) + string_program(raw_input.var)</text:p>
      <text:p text:style-name="P27"/>
      <text:p text:style-name="P32">Não tome tudo como verdade,</text:p>
      <text:p text:style-name="P32">A tentativa ao menos revela o erro.</text:p>
      <text:p text:style-name="P32">Justificar o erro nao justifica exibir falsas proposições:</text:p>
      <text:p text:style-name="P32">Se há possibilidade de ser invalida, o possivel melhor é corrigir tudo desde o princípio,</text:p>
      <text:p text:style-name="P32">evitando escrever o que se torna inverdade, poupando deste modo a energia da justificativa,</text:p>
      <text:p text:style-name="P32">e da correçao justificadora.</text:p>
      <text:p text:style-name="P32">E que se dane a justiça, </text:p>
      <text:p text:style-name="P32">que a matematica diga qual é a melhor forma da energia,</text:p>
      <text:p text:style-name="P32">e que a ciencia siga o melhor caminho,</text:p>
      <text:p text:style-name="P32">para que o humano deixa a simples opinião nas eras daqueles tolos, </text:p>
      <text:p text:style-name="P32">sim, todos aqueles incompletos conhecedores que escreviam.</text:p>
      <text:p text:style-name="P33"/>
      <text:p text:style-name="P24">15</text:p>
      <text:p text:style-name="P27"><text:tab/><text:span text:style-name="T9">11</text:span></text:p>
      <text:p text:style-name="P17"><text:soft-page-break/></text:p>
      <text:p text:style-name="P27">I'm a Writer.</text:p>
      <text:p text:style-name="P27">Pay what you want for me to live,</text:p>
      <text:p text:style-name="P27">thus, I shall produce a bit or another.</text:p>
      <text:p text:style-name="P27"/>
      <text:p text:style-name="P27"><text:s text:c="4"/><text:span text:style-name="T17">A </text:span>messenger can know the message or not, nonethless, the meaning itself.</text:p>
      <text:p text:style-name="P27"><text:s text:c="4"/><text:span text:style-name="T17">U</text:span>m mensageiro pode saber a mensagem ou não, n<text:span text:style-name="T17">ão</text:span> por menos, o significado por si.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3:46:05.170130993</meta:creation-date>
    <dc:date>2017-04-27T13:46:36.990642265</dc:date>
    <meta:editing-duration>PT31S</meta:editing-duration>
    <meta:editing-cycles>1</meta:editing-cycles>
    <meta:document-statistic meta:table-count="0" meta:image-count="0" meta:object-count="0" meta:page-count="10" meta:paragraph-count="263" meta:word-count="3074" meta:character-count="18821" meta:non-whitespace-character-count="15878"/>
    <meta:generator>LibreOffice/5.0.6.2$Linux_X86_64 LibreOffice_project/00$Build-2</meta:generator>
  </office:meta>
</office:document-meta>
</file>